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yCfsIeyULvJHlveTZ9FGeUSxGZ0Sgn0wb1p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22:51:10.615320363</meta:creation-date>
    <dc:date>2025-06-06T22:51:15.403372222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